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6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1.295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1.201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4.255cm"/>
    </style:style>
    <style:style style:name="co10" style:family="table-column">
      <style:table-column-properties fo:break-before="auto" style:column-width="7.16cm"/>
    </style:style>
    <style:style style:name="co11" style:family="table-column">
      <style:table-column-properties fo:break-before="auto" style:column-width="7.3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Registro final 25</text:p>
          </table:table-cell>
          <table:table-cell office:value-type="float" office:value="125">
            <text:p>125</text:p>
          </table:table-cell>
          <table:table-cell/>
          <table:table-cell table:formula="of:=1024^2" office:value-type="float" office:value="1048576">
            <text:p>1048576</text:p>
          </table:table-cell>
          <table:table-cell table:number-columns-repeated="4"/>
        </table:table-row>
        <table:table-row table:style-name="ro1">
          <table:table-cell office:value-type="string">
            <text:p>File block size HDFS</text:p>
          </table:table-cell>
          <table:table-cell office:value-type="string">
            <text:p>64MB</text:p>
          </table:table-cell>
          <table:table-cell table:formula="of:=(1024^2)*64" office:value-type="float" office:value="67108864">
            <text:p>67108864</text:p>
          </table:table-cell>
          <table:table-cell table:number-columns-repeated="5"/>
        </table:table-row>
        <table:table-row table:style-name="ro1">
          <table:table-cell office:value-type="string">
            <text:p>Num registros 125</text:p>
          </table:table-cell>
          <table:table-cell/>
          <table:table-cell table:formula="of:=[.C2]/[.B1]" office:value-type="float" office:value="536870.912">
            <text:p>536870,91</text:p>
          </table:table-cell>
          <table:table-cell table:number-columns-repeated="5"/>
        </table:table-row>
        <table:table-row table:style-name="ro1">
          <table:table-cell office:value-type="string">
            <text:p>Qtd combinacoes 25</text:p>
          </table:table-cell>
          <table:table-cell office:value-type="float" office:value="4">
            <text:p>4</text:p>
          </table:table-cell>
          <table:table-cell table:formula="of:=[.C3]/(25^[.B4])" office:value-type="float" office:value="1.37438953472">
            <text:p>1,3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formula="of:=8*4 + 8" office:value-type="float" office:value="40">
            <text:p>40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25^8" office:value-type="float" office:value="152587890625">
            <text:p>152587890625</text:p>
          </table:table-cell>
          <table:table-cell table:formula="of:=[.E8]*[.B7]" office:value-type="float" office:value="6103515625000">
            <text:p>6103515625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egmento 4 posicoes</text:p>
          </table:table-cell>
          <table:table-cell table:formula="of:=5*4 +5"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string">
            <text:p>Combinacoes 25^4</text:p>
          </table:table-cell>
          <table:table-cell table:formula="of:=25^5" office:value-type="float" office:value="9765625">
            <text:p>9765625</text:p>
          </table:table-cell>
          <table:table-cell table:number-columns-repeated="6"/>
        </table:table-row>
        <table:table-row table:style-name="ro1">
          <table:table-cell office:value-type="string">
            <text:p>Tamanho bloco</text:p>
          </table:table-cell>
          <table:table-cell table:formula="of:=[.B11]*[.B10]" office:value-type="float" office:value="244140625">
            <text:p>244140625</text:p>
          </table:table-cell>
          <table:table-cell table:formula="of:=[.B12]/[.D1]" office:value-type="float" office:value="232.83064365387">
            <text:p>232,83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FACT([.D15])" office:value-type="float" office:value="2.43290200817664E+018">
            <text:p>2,43E+018</text:p>
          </table:table-cell>
          <table:table-cell table:formula="of:=POWER([.D15];[.D15])" office:value-type="float" office:value="1.048576E+026">
            <text:p>1,05E+026</text:p>
          </table:table-cell>
          <table:table-cell table:formula="of:=[.D15]*([.D15]-1)*([.D15]-2)*([.D15]-3)*([.D15]-4)*([.D15]-5)" office:value-type="float" office:value="27907200">
            <text:p>27907200</text:p>
          </table:table-cell>
          <table:table-cell table:formula="of:=[.G15]*8" office:value-type="float" office:value="223257600">
            <text:p>223257600</text:p>
          </table:table-cell>
        </table:table-row>
      </table:table>
      <table:table table:name="Planilha2" table:style-name="ta1" table:print="false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4" table:default-cell-style-name="Default"/>
        <table:table-row table:style-name="ro1">
          <table:table-cell office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table:number-columns-repeated="3"/>
          <table:table-cell office:value-type="float" office:value="303600">
            <text:p>303600</text:p>
          </table:table-cell>
          <table:table-cell office:value-type="float" office:value="390625">
            <text:p>390625</text:p>
          </table:table-cell>
          <table:table-cell table:formula="of:=[.F2]/[.G2]" office:value-type="float" office:value="0.777216">
            <text:p>0,78</text:p>
          </table:table-cell>
        </table:table-row>
        <table:table-row table:style-name="ro1">
          <table:table-cell table:number-columns-repeated="5"/>
          <table:table-cell office:value-type="float" office:value="183740">
            <text:p>183740</text:p>
          </table:table-cell>
          <table:table-cell/>
          <table:table-cell table:formula="of:=[.F3]/[.G2]" office:value-type="float" office:value="0.4703744">
            <text:p>0,47</text:p>
          </table:table-cell>
        </table:table-row>
        <table:table-row table:style-name="ro1" table:number-rows-repeated="6553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anilha3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formula="of:=FACT(17)/FACT(10)" office:value-type="float" office:value="98017920">
            <text:p>98017920</text:p>
          </table:table-cell>
          <table:table-cell/>
        </table:table-row>
        <table:table-row table:style-name="ro1">
          <table:table-cell table:formula="of:=FACT(17)/FACT(7)" office:value-type="float" office:value="70572902400">
            <text:p>7057290240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FACT([.A4])/FACT([.A4]-4)" office:value-type="float" office:value="24024">
            <text:p>2402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FACT([.A5])/FACT([.A5]-4)" office:value-type="float" office:value="0">
            <text:p>Erro: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FACT([.A6])/FACT([.A6]-4)" office:value-type="float" office:value="0">
            <text:p>Erro:50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FACT([.A7])/FACT([.A7]-4)" office:value-type="float" office:value="0">
            <text:p>Erro:50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FACT([.A8])/FACT([.A8]-4)" office:value-type="float" office:value="24">
            <text:p>2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FACT([.A9])/FACT([.A9]-4)" office:value-type="float" office:value="120">
            <text:p>12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FACT([.A10])/FACT([.A10]-4)" office:value-type="float" office:value="360">
            <text:p>36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FACT([.A11])/FACT([.A11]-4)" office:value-type="float" office:value="840">
            <text:p>84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FACT([.A12])/FACT([.A12]-4)" office:value-type="float" office:value="1680">
            <text:p>168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FACT([.A13])/FACT([.A13]-4)" office:value-type="float" office:value="3024">
            <text:p>30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FACT([.A14])/FACT([.A14]-4)" office:value-type="float" office:value="5040">
            <text:p>504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FACT([.A15])/FACT([.A15]-4)" office:value-type="float" office:value="7920">
            <text:p>792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FACT([.A16])/FACT([.A16]-4)" office:value-type="float" office:value="11880">
            <text:p>1188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FACT([.A17])/FACT([.A17]-4)" office:value-type="float" office:value="17160">
            <text:p>1716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FACT([.A18])/FACT([.A18]-4)" office:value-type="float" office:value="24024">
            <text:p>2402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FACT([.A19])/FACT([.A19]-4)" office:value-type="float" office:value="32760">
            <text:p>3276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FACT([.A20])/FACT([.A20]-4)" office:value-type="float" office:value="43680">
            <text:p>4368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FACT([.A21])/FACT([.A21]-4)" office:value-type="float" office:value="57120">
            <text:p>5712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FACT([.A22])/FACT([.A22]-4)" office:value-type="float" office:value="73440">
            <text:p>7344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FACT([.A23])/FACT([.A23]-4)" office:value-type="float" office:value="93024">
            <text:p>930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FACT([.A24])/FACT([.A24]-4)" office:value-type="float" office:value="116280">
            <text:p>11628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FACT([.A25])/FACT([.A25]-4)" office:value-type="float" office:value="143640">
            <text:p>143640</text:p>
          </table:table-cell>
        </table:table-row>
      </table:table>
      <table:table table:name="Planilha4" table:style-name="ta1" table:print="false"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0" table:default-cell-style-name="ce2"/>
        <table:table-column table:style-name="co11" table:default-cell-style-name="ce2"/>
        <table:table-row table:style-name="ro1">
          <table:table-cell office:value-type="float" office:value="16">
            <text:p>16</text:p>
          </table:table-cell>
          <table:table-cell table:formula="of:=(FACT([.A1])/FACT([.A1]-4))*6" office:value-type="float" office:value="262080">
            <text:p>262080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(FACT([.A2])/FACT([.A2]-4))*6" office:value-type="float" office:value="3946320">
            <text:p>3946320</text:p>
          </table:table-cell>
          <table:table-cell table:number-columns-repeated="5"/>
        </table:table-row>
        <table:table-row table:style-name="ro1">
          <table:table-cell/>
          <table:table-cell table:formula="of:=(FACT([.A3])/FACT([.A3]-4))*6" office:value-type="float" office:value="0">
            <text:p>Erro:50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FACT(30)" office:value-type="float" office:value="2.65252859812191E+032">
            <text:p>265252859812191000000000000000000</text:p>
          </table:table-cell>
          <table:table-cell table:formula="of:=[.F5]*32" office:value-type="float" office:value="8.48809151399012E+033">
            <text:p>8488091513990120000000000000000000</text:p>
          </table:table-cell>
        </table:table-row>
        <table:table-row table:style-name="ro1">
          <table:table-cell table:number-columns-repeated="5"/>
          <table:table-cell table:formula="of:=FACT(30)/FACT(30-8)" office:value-type="float" office:value="235989936000">
            <text:p>23598993600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2" office:value-type="string">
            <text:p>tamanho janela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FACT([.D8])" office:value-type="float" office:value="20922789888000">
            <text:p>20922789888000</text:p>
          </table:table-cell>
          <table:table-cell table:formula="of:=FACT([.D8])/FACT([.D8]-[.$D$7])" office:value-type="float" office:value="871782912000">
            <text:p>871782912000</text:p>
          </table:table-cell>
          <table:table-cell table:formula="of:=([.F8]*([.$D$7]+2))/(1024^2)" office:value-type="float" office:value="11639557.6171875">
            <text:p>11639558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/>
          <table:table-cell table:formula="of:=FACT([.D9])/FACT([.D9]-[.$D$7])" office:value-type="float" office:value="2964061900800">
            <text:p>2964061900800</text:p>
          </table:table-cell>
          <table:table-cell table:formula="of:=([.F9]*([.$D$7]+2))/(1024^2)" office:value-type="float" office:value="39574495.8984375">
            <text:p>39574496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/>
          <table:table-cell table:formula="of:=FACT([.D10])/FACT([.D10]-[.$D$7])" office:value-type="float" office:value="8892185702400">
            <text:p>8892185702400</text:p>
          </table:table-cell>
          <table:table-cell table:formula="of:=([.F10]*([.$D$7]+2))/(1024^2)" office:value-type="float" office:value="118723487.695313">
            <text:p>118723488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/>
          <table:table-cell table:formula="of:=FACT([.D11])/FACT([.D11]-[.$D$7])" office:value-type="float" office:value="24135932620800">
            <text:p>24135932620800</text:p>
          </table:table-cell>
          <table:table-cell table:formula="of:=([.F11]*([.$D$7]+2))/(1024^2)" office:value-type="float" office:value="322249466.601562">
            <text:p>322249467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/>
          <table:table-cell table:formula="of:=FACT([.D12])/FACT([.D12]-[.$D$7])" office:value-type="float" office:value="60339831552000">
            <text:p>60339831552000</text:p>
          </table:table-cell>
          <table:table-cell table:formula="of:=([.F12]*([.$D$7]+2))/(1024^2)" office:value-type="float" office:value="805623666.503906">
            <text:p>805623667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/>
          <table:table-cell table:formula="of:=FACT([.D13])/FACT([.D13]-[.$D$7])" office:value-type="float" office:value="140792940288000">
            <text:p>140792940288000</text:p>
          </table:table-cell>
          <table:table-cell table:formula="of:=([.F13]*([.$D$7]+2))/(1024^2)" office:value-type="float" office:value="1879788555.17578">
            <text:p>1879788555</text:p>
          </table:table-cell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/>
          <table:table-cell table:formula="of:=FACT([.D14])/FACT([.D14]-[.$D$7])" office:value-type="float" office:value="309744468633600">
            <text:p>309744468633600</text:p>
          </table:table-cell>
          <table:table-cell table:formula="of:=([.F14]*([.$D$7]+2))/(1024^2)" office:value-type="float" office:value="4135534821.38672">
            <text:p>4135534821</text:p>
          </table:table-cell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/>
          <table:table-cell table:formula="of:=FACT([.D15])/FACT([.D15]-[.$D$7])" office:value-type="float" office:value="647647525324800">
            <text:p>647647525324800</text:p>
          </table:table-cell>
          <table:table-cell table:formula="of:=([.F15]*([.$D$7]+2))/(1024^2)" office:value-type="float" office:value="8647027353.80859">
            <text:p>8647027354</text:p>
          </table:table-cell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/>
          <table:table-cell table:formula="of:=FACT([.D16])/FACT([.D16]-[.$D$7])" office:value-type="float" office:value="1.2952950506496E+015">
            <text:p>1295295050649600</text:p>
          </table:table-cell>
          <table:table-cell table:formula="of:=([.F16]*([.$D$7]+2))/(1024^2)" office:value-type="float" office:value="17294054707.6172">
            <text:p>17294054708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/>
          <table:table-cell table:formula="of:=FACT([.D17])/FACT([.D17]-[.$D$7])" office:value-type="float" office:value="2.49095202048E+015">
            <text:p>2490952020480000</text:p>
          </table:table-cell>
          <table:table-cell table:formula="of:=([.F17]*([.$D$7]+2))/(1024^2)" office:value-type="float" office:value="33257797514.6484">
            <text:p>33257797515</text:p>
          </table:table-cell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/>
          <table:table-cell table:formula="of:=FACT([.D18])/FACT([.D18]-[.$D$7])" office:value-type="float" office:value="4.62605375232E+015">
            <text:p>4626053752320000</text:p>
          </table:table-cell>
          <table:table-cell table:formula="of:=([.F18]*([.$D$7]+2))/(1024^2)" office:value-type="float" office:value="61764481098.6328">
            <text:p>61764481099</text:p>
          </table:table-cell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/>
          <table:table-cell table:formula="of:=FACT([.D19])/FACT([.D19]-[.$D$7])" office:value-type="float" office:value="8.326896754176E+015">
            <text:p>8326896754176000</text:p>
          </table:table-cell>
          <table:table-cell table:formula="of:=([.F19]*([.$D$7]+2))/(1024^2)" office:value-type="float" office:value="111176065977.539">
            <text:p>111176065978</text:p>
          </table:table-cell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/>
          <table:table-cell table:formula="of:=FACT([.D20])/FACT([.D20]-[.$D$7])" office:value-type="float" office:value="1.4572069319808E+016">
            <text:p>14572069319808000</text:p>
          </table:table-cell>
          <table:table-cell table:formula="of:=([.F20]*([.$D$7]+2))/(1024^2)" office:value-type="float" office:value="194558115460.693">
            <text:p>194558115461</text:p>
          </table:table-cell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/>
          <table:table-cell table:formula="of:=FACT([.D21])/FACT([.D21]-[.$D$7])" office:value-type="float" office:value="2.4858235898496E+016">
            <text:p>24858235898496000</text:p>
          </table:table-cell>
          <table:table-cell table:formula="of:=([.F21]*([.$D$7]+2))/(1024^2)" office:value-type="float" office:value="331893255785.889">
            <text:p>331893255786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/>
          <table:table-cell table:formula="of:=FACT([.D22])/FACT([.D22]-[.$D$7])" office:value-type="float" office:value="4.143039316416E+016">
            <text:p>41430393164160000</text:p>
          </table:table-cell>
          <table:table-cell table:formula="of:=([.F22]*([.$D$7]+2))/(1024^2)" office:value-type="float" office:value="553155426309.815">
            <text:p>553155426310</text:p>
          </table:table-cell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/>
          <table:table-cell table:formula="of:=FACT([.D23])/FACT([.D23]-[.$D$7])" office:value-type="float" office:value="6.759695726784E+016">
            <text:p>67596957267840000</text:p>
          </table:table-cell>
          <table:table-cell table:formula="of:=([.F23]*([.$D$7]+2))/(1024^2)" office:value-type="float" office:value="902516748189.697">
            <text:p>902516748190</text:p>
          </table:table-cell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/>
          <table:table-cell table:formula="of:=FACT([.D24])/FACT([.D24]-[.$D$7])" office:value-type="float" office:value="1.08155131628544E+017">
            <text:p>108155131628544000</text:p>
          </table:table-cell>
          <table:table-cell table:formula="of:=([.F24]*([.$D$7]+2))/(1024^2)" office:value-type="float" office:value="1444026797103.52">
            <text:p>1444026797104</text:p>
          </table:table-cell>
        </table:table-row>
        <table:table-row table:style-name="ro1" table:number-rows-repeated="3">
          <table:table-cell table:number-columns-repeated="5"/>
          <table:table-cell table:style-name="Default" table:number-columns-repeated="2"/>
        </table:table-row>
        <table:table-row table:style-name="ro2">
          <table:table-cell table:number-columns-repeated="4"/>
          <table:table-cell table:style-name="ce3" office:value-type="float" office:value="314666222712">
            <text:p>314666222712</text:p>
          </table:table-cell>
          <table:table-cell table:style-name="Default" table:formula="of:=[.E28]*23" office:value-type="float" office:value="7237323122376">
            <text:p>7237323122376</text:p>
          </table:table-cell>
          <table:table-cell table:style-name="Default" table:formula="of:=[.F28]/(1024^3)" office:value-type="float" office:value="6740.28240365535">
            <text:p>6740,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22/07/2014</text:date>, <text:time>13:41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7-21T15:39:23.42</meta:creation-date>
    <meta:editing-duration>PT21H47M16S</meta:editing-duration>
    <meta:editing-cycles>2</meta:editing-cycles>
    <meta:generator>BrOffice.org/3.2$Win32 OpenOffice.org_project/320m18$Build-9502</meta:generator>
    <meta:initial-creator>Luciano </meta:initial-creator>
    <dc:date>2014-07-22T13:41:39.72</dc:date>
    <dc:creator>Luciano </dc:creator>
    <meta:document-statistic meta:table-count="4" meta:cell-count="145" meta:object-count="0"/>
  </office:meta>
</office:document-meta>
</file>